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oma" svg:font-family="Loma"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erif" officeooo:rsid="001be0fc" officeooo:paragraph-rsid="001be0fc"/>
    </style:style>
    <style:style style:name="P2" style:family="paragraph" style:parent-style-name="Standard">
      <style:text-properties style:font-name="DejaVu Serif" officeooo:rsid="001c89c6" officeooo:paragraph-rsid="001c89c6"/>
    </style:style>
    <style:style style:name="P3" style:family="paragraph" style:parent-style-name="Standard">
      <style:text-properties style:font-name="DejaVu Serif" officeooo:rsid="001c9dde" officeooo:paragraph-rsid="001c9dde"/>
    </style:style>
    <style:style style:name="P4" style:family="paragraph" style:parent-style-name="Standard">
      <style:text-properties style:font-name="DejaVu Serif" officeooo:rsid="001ce617" officeooo:paragraph-rsid="001ce617"/>
    </style:style>
    <style:style style:name="P5" style:family="paragraph" style:parent-style-name="Standard">
      <style:text-properties style:font-name="DejaVu Serif" officeooo:rsid="001e773e" officeooo:paragraph-rsid="001e773e"/>
    </style:style>
    <style:style style:name="P6" style:family="paragraph" style:parent-style-name="Standard">
      <style:text-properties style:font-name="DejaVu Serif" officeooo:rsid="001ef3f3" officeooo:paragraph-rsid="001ef3f3"/>
    </style:style>
    <style:style style:name="P7" style:family="paragraph" style:parent-style-name="Standard">
      <style:text-properties style:font-name="DejaVu Serif" officeooo:rsid="0020e19a" officeooo:paragraph-rsid="0020e19a"/>
    </style:style>
    <style:style style:name="P8" style:family="paragraph" style:parent-style-name="Standard">
      <style:text-properties style:font-name="DejaVu Serif" officeooo:rsid="002140d8" officeooo:paragraph-rsid="002140d8"/>
    </style:style>
    <style:style style:name="P9" style:family="paragraph" style:parent-style-name="Standard">
      <style:text-properties style:font-name="DejaVu Serif" officeooo:rsid="00241b2a" officeooo:paragraph-rsid="00241b2a"/>
    </style:style>
    <style:style style:name="P10" style:family="paragraph" style:parent-style-name="Standard">
      <style:text-properties style:font-name="DejaVu Serif" officeooo:rsid="0025fe8d" officeooo:paragraph-rsid="0025fe8d"/>
    </style:style>
    <style:style style:name="P11" style:family="paragraph" style:parent-style-name="Standard">
      <style:text-properties officeooo:rsid="0025fe8d" officeooo:paragraph-rsid="0025fe8d"/>
    </style:style>
    <style:style style:name="P12" style:family="paragraph" style:parent-style-name="Standard">
      <style:text-properties officeooo:rsid="0027a96c" officeooo:paragraph-rsid="0027a96c"/>
    </style:style>
    <style:style style:name="P13" style:family="paragraph" style:parent-style-name="Standard">
      <style:text-properties officeooo:rsid="00288f53" officeooo:paragraph-rsid="00288f53"/>
    </style:style>
    <style:style style:name="P14" style:family="paragraph" style:parent-style-name="Standard">
      <style:text-properties officeooo:rsid="002a1778" officeooo:paragraph-rsid="002a1778"/>
    </style:style>
    <style:style style:name="T1" style:family="text">
      <style:text-properties officeooo:rsid="001c89c6"/>
    </style:style>
    <style:style style:name="T2" style:family="text">
      <style:text-properties officeooo:rsid="001c9dde"/>
    </style:style>
    <style:style style:name="T3" style:family="text">
      <style:text-properties officeooo:rsid="001ce617"/>
    </style:style>
    <style:style style:name="T4" style:family="text">
      <style:text-properties officeooo:rsid="001e773e"/>
    </style:style>
    <style:style style:name="T5" style:family="text">
      <style:text-properties officeooo:rsid="001ef3f3"/>
    </style:style>
    <style:style style:name="T6" style:family="text">
      <style:text-properties officeooo:rsid="0020e19a"/>
    </style:style>
    <style:style style:name="T7" style:family="text">
      <style:text-properties officeooo:rsid="00241b2a"/>
    </style:style>
    <style:style style:name="T8" style:family="text">
      <style:text-properties officeooo:rsid="0025fe8d"/>
    </style:style>
    <style:style style:name="T9" style:family="text">
      <style:text-properties style:font-name="DejaVu Serif"/>
    </style:style>
    <style:style style:name="T10" style:family="text">
      <style:text-properties style:font-name="DejaVu Serif" officeooo:rsid="0027a96c"/>
    </style:style>
    <style:style style:name="T11" style:family="text">
      <style:text-properties style:font-name="DejaVu Serif" officeooo:rsid="00288f53"/>
    </style:style>
    <style:style style:name="T12" style:family="text">
      <style:text-properties style:font-name="DejaVu Serif" officeooo:rsid="002a17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eep Learning Pioneerd for real-time gravitational wave discovery.</text:p>
      <text:p text:style-name="P1">Me parece fantastico y asombroso el hecho de que <text:span text:style-name="T1">estudiantes </text:span>son capaces de crear ground breaking algorithms. <text:span text:style-name="T1">Rompiendo con <text:s/>esquemas de la astronomía y la computación. He escuchado mucho últimamente sobre la importancia del uso de las GPU, y ahora comprendo las grandes posibilidades que esto tiene. Por ejemplo: Menciona el artículo sobre la detección de <text:s/>nuevas fuentes de ondas gravitacionales, y el uso de redes neuronales para poder llevar a cabo esta investigación. </text:span></text:p>
      <text:p text:style-name="P1"/>
      <text:p text:style-name="P2">2.Technique triggers electronic circuits to self-destruct.</text:p>
      <text:p text:style-name="P2">Me recuerda a Coddy Banks, parece ser una gran forma de proteger el ambiente y datos sensibles. Tendría muchísimas aplicaciones,, como: Evitar extorciones por parte de recolectores de basura, asaltantes, etc (problema que se vuelve cada vez más común ya que la gente guarda en ellos información muy valiosa). El articulo también menciona que puede usarse para electrónicos de un solo uso. Creo que sería bueno para disminuir los residuos espaciales <text:span text:style-name="T2">y para enviar drones y evitar que estos ean rastreados.</text:span></text:p>
      <text:p text:style-name="P3"/>
      <text:p text:style-name="P3">3.- <text:span text:style-name="T3">Connecting Computing Research with National Priorities.</text:span></text:p>
      <text:p text:style-name="P4">Concuerdo con este articulo en que la computación se ha vuelto muy improtante en nuestra vida diaria, y en que hoy en día esta tan diversificada que personas de cualquier carrera necesitarán de ella. <text:s/>Y creo que es un campo que tenemos que hacer crecer ya que esto traerá un boom en las sociedades modernas.</text:p>
      <text:p text:style-name="P4">Me parece interesante el hecho <text:s/>de que muchos de los ponentes recalquen la necesidad de invertir en este campo y crear programas para que sea accesible a personas ajenas a esta carrera. También concuerdo con el hecho de que la tecnología abre puertas a quien sabe de esta.</text:p>
      <text:p text:style-name="P4"/>
      <text:p text:style-name="P4">4.- <text:span text:style-name="T4">Scientist work to automate quick translation of obscure languages.</text:span></text:p>
      <text:p text:style-name="P5">Es muy interesante como a partir de pocos textos escritos y del estudio de patrones en estos (junto con <text:span text:style-name="T5">reconocimiento </text:span>de voz y <text:span text:style-name="T5">otras herramientas) se puede lograr traducir una lengua que cuenta con pocos hablantes. Me parece un proyecto importante ya que entre sus objetivos es darle nueva importancia a estas lenguas “perdidas” aún usadas por muchas personas. </text:span><text:s/><text:span text:style-name="T5">También me parece un paso en la dirección correcta el implementar un sistema de resumen, para mejorar las traducciones en tiempo real.</text:span></text:p>
      <text:p text:style-name="P5"/>
      <text:p text:style-name="P6">5.- <text:s/>Google using your helth records to predict whether you’ll live or die.</text:p>
      <text:p text:style-name="P6">Muchas empresas han apostado por las inteligencias artificiales; las cuales, si bien no son perfectas hoy en día, y aún no vencen la prueba de Turing, tienen un gran futuro. Google Doc, tiene 95% de probabilidad en diagnosticar correctamente si un paciente morirá o no, lo cual me hace pensar ¿cuándo se implementarán estas tecnologías en mi pais? ¿ Google estudiará a partir de nuestros datos lo que sea de su interés? Ciertamente, es un gran avance para la medicina, y evitará muchas muertes de ser usado de forma correcta, aunque tal vez no siempre es lo mejor saber que vas a morir.</text:p>
      <text:p text:style-name="P6"/>
      <text:p text:style-name="P6"><text:soft-page-break/>6.-<text:span text:style-name="T6">Researches propose novel solution to better secure voice over internet communication:</text:span></text:p>
      <text:p text:style-name="P7">Gran parte de los errores que hay en la seguridad y cifrado, no se deben a el metodo en si, sino a la mala práctica con que es usado por parte de sus usuarios. Como dicen “el cifrado no se resuelve mediante brute attack, se brinca” Un gran problema es el man in the middle attack que puede ser resuelto mediante reconocimiento de voz como metodo de seguridad. En el presente, los datos biometricos son de las cosas más seguras que existen.</text:p>
      <text:p text:style-name="P7"/>
      <text:p text:style-name="P7">7.- Letting molecular robots swarm like birds</text:p>
      <text:p text:style-name="P8">Me sorprende los tamaños que alcanzan los robots hoy en día, tal es el caso de este robot creado en hokkaido, que mide 25 nanómetros de diametro. No conforme con eso, uno de sus retos es el crear robots individuales que puedan programar su auto ensamblado. Y el manejo de sensores que son sensibles a la luz y que mediante la irradiación de luz visible y ultravioleta prender o apagar la interacción entre las moleculas del ADN</text:p>
      <text:p text:style-name="P8"/>
      <text:p text:style-name="P8">8.- <text:span text:style-name="T7">AI just learned how to boost the brains memory</text:span></text:p>
      <text:p text:style-name="P9">Suena un poco fantasioso el hecho de aumentar la memoria del cerebro, pero al parecer es posible mediante el envió de pulsos eléctricos al cerebro. Parece interesante como a través de un estudio de pacientes con epilepsia se logró que una red neuronal siguiera los datos asociados a ciertos patrones. <text:span text:style-name="T8">Y más que este sistema haya triunfado mejorando la habilidad de sus pacientes de recordar palabras en un 15%</text:span></text:p>
      <text:p text:style-name="P9"/>
      <text:p text:style-name="P10">9.- Leading cloud providers join with NSF to support data science frontiers.</text:p>
      <text:p text:style-name="P11"><text:span text:style-name="T9">De los temas más sonados últimamente es el big data y ahora comprendo su razón de ser. Gigantes de la computación invierten millones para su investigación y estudio. </text:span><text:span text:style-name="T10">Es por ello que se ha vuelto tan sonado la ciencia de datos en los ultimos años, y por sus aplicaciones a una escala macroscopica-</text:span></text:p>
      <text:p text:style-name="P11"><text:span text:style-name="T10"/></text:p>
      <text:p text:style-name="P12"><text:span text:style-name="T9">10- Racing to match Chinas growing computer power, U.S outlines design for exascale computer.</text:span></text:p>
      <text:p text:style-name="P12"><text:span text:style-name="T9"/></text:p>
      <text:p text:style-name="P12"><text:span text:style-name="T9">Es curioso que siendo estados unidos teniendo todo el poderío militar y tecnológico haya sido sobrepasado por china en el ambito de las super computadores. Y al parecer E.U quiere volver a tener el control de esto, buscando crear a A21 una computadora que será creada por Intel, que sea capaz de soportar simulaciones de desde formación de galaxias a movimientos de gas en combustión, esta máquina apoyará a la física en muchos aspectos.</text:span></text:p>
      <text:p text:style-name="P12"><text:span text:style-name="T9"/></text:p>
      <text:p text:style-name="P12"><text:span text:style-name="T9">11.- The quest for a quantum computer.</text:span></text:p>
      <text:p text:style-name="P12"><text:span text:style-name="T9">Desde hace un siglo <text:s/>la fisica cuantica han maravillado al hombre, y la rama de la computación ha sido importante para el desarrollo de nuevas tecnologías, es natural que surgiera una mezcla de estas dos. <text:s/>Andreas Klappenecker ha trabajado en computadoras cuanticas desde el año 2000. </text:span><text:span text:style-name="T11">Lo cual ha revolucionado este campo, ya que la forma de algoritmos y el estado de </text:span><text:soft-page-break/><text:span text:style-name="T11">superposición han puesto a las personas de esta area nuevos retos y nuevas herramientas.</text:span></text:p>
      <text:p text:style-name="P13"><text:span text:style-name="T9"/></text:p>
      <text:p text:style-name="P13"><text:span text:style-name="T9">12.- Reserchers are putting a multidisciplinary Spin on Teaching Physics</text:span></text:p>
      <text:p text:style-name="P13"><text:span text:style-name="T9">Investigadores de dallas estados unidos han creado un nuevo programa para enseñar física a través de computadoras a niños. Considero que es importante ya que la enseñanza de ciencia a la juventud se ve resagada en muchos países, y darle un enfoque multidisciplinario en lugar de uno separado ayuda a la comprensión e implementación de los conocimientos-</text:span></text:p>
      <text:p text:style-name="P13"><text:span text:style-name="T9"/></text:p>
      <text:p text:style-name="P13"><text:span text:style-name="T9">13.- Penn Engineering Research Gives Optical </text:span></text:p>
      <text:p text:style-name="P13"><text:span text:style-name="T9">La computación siempre ha tenido grandes barreras materiales, ultimamente, con el tamaño. Ha llegado el punto en que no se puede disminuir menos un transistor por las propiedades de los materiales. Por eso, la investigación de Ritesh Argarwal sobre computadoras que funcionen a base de fotones es muy importante, tiene un modelo bastante interesante. Aunque dificil de implementar por los materiales necesarios.</text:span></text:p>
      <text:p text:style-name="P13"><text:span text:style-name="T9"/></text:p>
      <text:p text:style-name="P13"><text:span text:style-name="T9">14.- New technique can capture images of ultrafast energy-time entangled photon pairs: </text:span></text:p>
      <text:p text:style-name="P13"><text:span text:style-name="T9">Esta nueva tecnología funcionará para criptografía cuantica y para asegurar comunicaciones a larga distancia. Esto es muy importante ya que siempre ha sido un problema para el ser humano como mejorar sus protocolos de comunicación. </text:span><text:span text:style-name="T12">Esto basado en principios de la física cuantica, siendo una más de sus tantas aplicaciones a la computación, trayendo beneficios a la espectroscopia.</text:span></text:p>
      <text:p text:style-name="P13"><text:span text:style-name="T12"/></text:p>
      <text:p text:style-name="P14"><text:span text:style-name="T9">15.- Trust is good, quiantum trickery is better. </text:span></text:p>
      <text:p text:style-name="P14"><text:span text:style-name="T9">Mediante el proceso anterior, se ha logrado que dispositivos tengan una nueva fase de seguridad en las comunicaciones. Se desarrollo un <text:s/>nuevo concepto teorico “ acumulación de entropia” y lo aplicaron a la criptografía cuantica. Y sin importar que tan compleja sea la estrategia de ataque, puede ser descompuesta en una serie de pasos. <text:s/>Y ellos explotan este concep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oma" svg:font-family="Loma"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8:15:53.244510742</meta:creation-date>
    <dc:date>2018-02-19T23:32:43.534105239</dc:date>
    <meta:editing-duration>PT9M45S</meta:editing-duration>
    <meta:editing-cycles>2</meta:editing-cycles>
    <meta:generator>LibreOffice/5.1.6.2$Linux_X86_64 LibreOffice_project/10m0$Build-2</meta:generator>
    <meta:document-statistic meta:table-count="0" meta:image-count="0" meta:object-count="0" meta:page-count="3" meta:paragraph-count="31" meta:word-count="1251" meta:character-count="7589" meta:non-whitespace-character-count="6355"/>
  </office:meta>
</office:document-meta>
</file>